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 style:use-optimal-column-width="true"/>
    </style:style>
    <style:style style:name="co3" style:family="table-column">
      <style:table-column-properties fo:break-before="auto" style:column-width="6.50875cm" style:use-optimal-column-width="true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4.206875cm" style:use-optimal-column-width="true"/>
    </style:style>
    <style:style style:name="co6" style:family="table-column">
      <style:table-column-properties fo:break-before="auto" style:column-width="47.3604166666667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co8" style:family="table-column">
      <style:table-column-properties fo:break-before="auto" style:column-width="4.55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fut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3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fazon</text:p>
          </table:table-cell>
          <table:table-cell office:value-type="string" table:style-name="ce1">
            <text:p>fnev</text:p>
          </table:table-cell>
          <table:table-cell office:value-type="string" table:style-name="ce1">
            <text:p>jelszo</text:p>
          </table:table-cell>
          <table:table-cell office:value-type="string" table:style-name="ce1">
            <text:p>ftel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rrikán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1">
            <text:p>12345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yalogkakukk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1">
            <text:p>66666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ömbvillám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1">
            <text:p>88888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zélvész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1">
            <text:p>25836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mperial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1">
            <text:p>987654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ppizza" table:style-name="ta1"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51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pazon</text:p>
          </table:table-cell>
          <table:table-cell office:value-type="string" table:style-name="ce1">
            <text:p>pnev</text:p>
          </table:table-cell>
          <table:table-cell office:value-type="string" table:style-name="ce1">
            <text:p>par</text:p>
          </table:table-cell>
          <table:table-cell office:value-type="string" table:style-name="ce2">
            <text:p>pimages</text:p>
          </table:table-cell>
          <table:table-cell office:value-type="string" table:style-name="ce2">
            <text:p>pleir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pricciosa</text:p>
          </table:table-cell>
          <table:table-cell office:value-type="float" office:value="900" table:style-name="ce1">
            <text:p>900</text:p>
          </table:table-cell>
          <table:table-cell office:value-type="string" table:style-name="ce2">
            <text:p>Pizza_Capricciosa.png</text:p>
          </table:table-cell>
          <table:table-cell office:value-type="string" table:style-name="ce2">
            <text:p>mozzarella sajt, pizzaszósz, sonka, gomba, kukorica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rutti di Mare</text:p>
          </table:table-cell>
          <table:table-cell office:value-type="float" office:value="1100" table:style-name="ce1">
            <text:p>1100</text:p>
          </table:table-cell>
          <table:table-cell office:value-type="string" table:style-name="ce2">
            <text:p>Pizza_Frutti di Mare.png</text:p>
          </table:table-cell>
          <table:table-cell office:value-type="string" table:style-name="ce2">
            <text:p>mozzarella sajt, pizzaszósz, vizes mozzarella sajt, paradicsom nyersen<text:s/>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awaii</text:p>
          </table:table-cell>
          <table:table-cell office:value-type="float" office:value="780" table:style-name="ce1">
            <text:p>780</text:p>
          </table:table-cell>
          <table:table-cell office:value-type="string" table:style-name="ce2">
            <text:p>Pizza_Hawaii.png</text:p>
          </table:table-cell>
          <table:table-cell office:value-type="string" table:style-name="ce1">
            <text:p>pizzaparadicsom, mozzarella, kukorica, sonka, ananász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suvio</text:p>
          </table:table-cell>
          <table:table-cell office:value-type="float" office:value="890" table:style-name="ce1">
            <text:p>890</text:p>
          </table:table-cell>
          <table:table-cell office:value-type="string" table:style-name="ce2">
            <text:p>Pizza_Vesuvio.png</text:p>
          </table:table-cell>
          <table:table-cell office:value-type="string" table:style-name="ce2">
            <text:p>mozzarella sajt, pizzaszósz, bacon, sonka, paprikás szalámi, főtt tarja, gyroshús csirkecombból, pepperóni paprika<text:s/>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orrento</text:p>
          </table:table-cell>
          <table:table-cell office:value-type="float" office:value="990" table:style-name="ce1">
            <text:p>990</text:p>
          </table:table-cell>
          <table:table-cell office:value-type="string" table:style-name="ce2">
            <text:p>Pizza_Sorrento.png</text:p>
          </table:table-cell>
          <table:table-cell office:value-type="string" table:style-name="ce2">
            <text:p>mozzarella sajt, pizzaszósz, szeletelt olívabogyó, olasz sonka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prendeles" table:style-name="ta1">
        <table:table-column table:style-name="co1" table:number-columns-repeated="3" table:default-cell-style-name="ce2"/>
        <table:table-column table:style-name="co7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razon</text:p>
          </table:table-cell>
          <table:table-cell office:value-type="string" table:style-name="ce1">
            <text:p>vazon</text:p>
          </table:table-cell>
          <table:table-cell office:value-type="string" table:style-name="ce1">
            <text:p>fazon</text:p>
          </table:table-cell>
          <table:table-cell office:value-type="string" table:style-name="ce1">
            <text:p>datum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9:31:49" table:formula="of:=NOW()-TIME(3;0;0)*RAND()" table:style-name="ce3">
            <text:p>2020.05.11 19: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8:04:31" table:formula="of:=NOW()-TIME(3;0;0)*RAND()" table:style-name="ce3">
            <text:p>2020.05.11 18:0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20-05-11T17:43:53" table:formula="of:=NOW()-TIME(3;0;0)*RAND()" table:style-name="ce3">
            <text:p>2020.05.11 17:4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9:35:38" table:formula="of:=NOW()-TIME(3;0;0)*RAND()" table:style-name="ce3">
            <text:p>2020.05.11 19:3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date" office:date-value="2020-05-11T19:11:11" table:formula="of:=NOW()-TIME(3;0;0)*RAND()" table:style-name="ce3">
            <text:p>2020.05.11 19: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7:42:06" table:formula="of:=NOW()-TIME(3;0;0)*RAND()" table:style-name="ce3">
            <text:p>2020.05.11 17: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7:54:17" table:formula="of:=NOW()-TIME(3;0;0)*RAND()" table:style-name="ce3">
            <text:p>2020.05.11 17:5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date" office:date-value="2020-05-11T18:21:53" table:formula="of:=NOW()-TIME(3;0;0)*RAND()" table:style-name="ce3">
            <text:p>2020.05.11 18: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20-05-11T19:50:32" table:formula="of:=NOW()-TIME(3;0;0)*RAND()" table:style-name="ce3">
            <text:p>2020.05.11 19: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date" office:date-value="2020-05-11T17:54:42" table:formula="of:=NOW()-TIME(3;0;0)*RAND()" table:style-name="ce3">
            <text:p>2020.05.11 17: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20-05-11T20:22:47" table:formula="of:=NOW()-TIME(3;0;0)*RAND()" table:style-name="ce3">
            <text:p>2020.05.11 20: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8:30:21" table:formula="of:=NOW()-TIME(3;0;0)*RAND()" table:style-name="ce3">
            <text:p>2020.05.11 18: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9:46:59" table:formula="of:=NOW()-TIME(3;0;0)*RAND()" table:style-name="ce3">
            <text:p>2020.05.11 19: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2020-05-11T18:20:34" table:formula="of:=NOW()-TIME(3;0;0)*RAND()" table:style-name="ce3">
            <text:p>2020.05.11 18: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20-05-11T19:11:25" table:formula="of:=NOW()-TIME(3;0;0)*RAND()" table:style-name="ce3">
            <text:p>2020.05.11 19:1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date" office:date-value="2020-05-11T19:03:58" table:formula="of:=NOW()-TIME(3;0;0)*RAND()" table:style-name="ce3">
            <text:p>2020.05.11 19:0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9:21:24" table:formula="of:=NOW()-TIME(3;0;0)*RAND()" table:style-name="ce3">
            <text:p>2020.05.11 19: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20-05-11T19:38:48" table:formula="of:=NOW()-TIME(3;0;0)*RAND()" table:style-name="ce3">
            <text:p>2020.05.11 19:3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date" office:date-value="2020-05-11T18:46:52" table:formula="of:=NOW()-TIME(3;0;0)*RAND()" table:style-name="ce3">
            <text:p>2020.05.11 18: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20-05-11T17:59:00" table:formula="of:=NOW()-TIME(3;0;0)*RAND()" table:style-name="ce3">
            <text:p>2020.05.11 17:5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date" office:date-value="2020-05-11T18:44:28" table:formula="of:=NOW()-TIME(3;0;0)*RAND()" table:style-name="ce3">
            <text:p>2020.05.11 18:44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ptetel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razon</text:p>
          </table:table-cell>
          <table:table-cell office:value-type="string" table:style-name="ce1">
            <text:p>pazon</text:p>
          </table:table-cell>
          <table:table-cell office:value-type="string" table:style-name="ce1">
            <text:p>db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pvevo" table:style-name="ta1">
        <table:table-column table:style-name="co1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1">
            <text:p>vazon</text:p>
          </table:table-cell>
          <table:table-cell office:value-type="string" table:style-name="ce1">
            <text:p>vnev</text:p>
          </table:table-cell>
          <table:table-cell office:value-type="string" table:style-name="ce1">
            <text:p>jelszo</text:p>
          </table:table-cell>
          <table:table-cell office:value-type="string" table:style-name="ce1">
            <text:p>vcim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pci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1.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idor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2.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udor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3.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uka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4.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zende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5.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zundi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6.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rgó</text:p>
          </table:table-cell>
          <table:table-cell office:value-type="string" table:style-name="ce1">
            <text:p>81dc9bdb52d04dc20036dbd8313ed055</text:p>
          </table:table-cell>
          <table:table-cell office:value-type="string" table:style-name="ce2">
            <text:p>Kerek erdő, Nagy tisztás 7.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9.2</meta:initial-creator>
    <dc:creator>Sanyi</dc:creator>
    <meta:creation-date>2020-04-27T20:13:13Z</meta:creation-date>
    <dc:date>2020-05-11T18:42:09Z</dc:date>
  </office:meta>
</office:document-meta>
</file>